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XPathExpression.n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riableAdapter.declareVariable( String name ,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riableAdapter.getVariabl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XPathExpression.getLangu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XPathExpression.getExpres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XPathExpression.JXPathExpression( String language , String expres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JXPathExpression.getNode( ExpressionContext context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">
            <text:p text:style-name="Table_20_Contents">1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JXPathExpression.getContext( Expression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JXPathExpression.evaluate( Expression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riableAdapter.isDeclaredVariabl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XPathExpression.iterate( ExpressionContext contex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VariableAdapter.VariableAdapter( Expression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XPathExpression.remo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XPathExpression.setProperty( String property , Object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VariableAdapter.undeclareVariabl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XPathExpression.assign( ExpressionContext context ,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XPathExpression.hasN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